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5.5cm"/>
    </style:style>
    <style:style style:name="gr3" style:family="graphic" style:parent-style-name="standard">
      <style:graphic-properties draw:textarea-horizontal-align="justify" draw:textarea-vertical-align="middle" draw:auto-grow-height="false" fo:min-height="5.75cm" fo:min-width="2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1cm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9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1cm" svg:height="2cm" svg:x="8cm" svg:y="3cm">
          <text:p text:style-name="P1"><text:span text:style-name="T1">#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cm" svg:height="2cm" svg:x="10.5cm" svg:y="3cm">
          <text:p text:style-name="P1"><text:span text:style-name="T1">#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cm" svg:height="2cm" svg:x="13cm" svg:y="3cm">
          <text:p text:style-name="P1"><text:span text:style-name="T1">#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cm" svg:height="1cm" svg:x="8cm" svg:y="7cm">
          <text:p text:style-name="P1"><text:span text:style-name="T1">Cutting control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cm" svg:height="6cm" svg:x="9.5cm" svg:y="10cm">
          <text:p text:style-name="P1"><text:span text:style-name="T1">On-board</text:span></text:p>
          <text:p text:style-name="P1"><text:span text:style-name="T1">computer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574cm" svg:height="0.962cm" svg:x="8.3cm" svg:y="2.038cm">
          <draw:text-box>
            <text:p>Cutting motors</text:p>
          </draw:text-box>
        </draw:frame>
        <draw:connector draw:style-name="gr5" draw:text-style-name="P3" draw:layer="layout" svg:x1="11cm" svg:y1="10cm" svg:x2="11cm" svg:y2="8cm" draw:start-shape="id1" draw:end-shape="id2" draw:end-glue-point="2" svg:d="M11000 10000v-2000" svg:viewBox="0 0 1 2001">
          <text:p/>
        </draw:connector>
        <draw:connector draw:style-name="gr5" draw:text-style-name="P3" draw:layer="layout" svg:x1="8.5cm" svg:y1="5cm" svg:x2="11cm" svg:y2="7cm" draw:start-shape="id3" draw:end-shape="id2" svg:d="M8500 5000v1000h2500v1000" svg:viewBox="0 0 2501 2001">
          <text:p/>
        </draw:connector>
        <draw:connector draw:style-name="gr5" draw:text-style-name="P3" draw:layer="layout" svg:x1="11cm" svg:y1="5cm" svg:x2="11cm" svg:y2="7cm" draw:start-shape="id4" draw:start-glue-point="2" draw:end-shape="id2" svg:d="M11000 5000v2000" svg:viewBox="0 0 1 2001">
          <text:p/>
        </draw:connector>
        <draw:connector draw:style-name="gr5" draw:text-style-name="P3" draw:layer="layout" svg:x1="13.5cm" svg:y1="5cm" svg:x2="11cm" svg:y2="7cm" draw:start-shape="id5" draw:end-shape="id2" svg:d="M13500 5000v1000h-2500v1000" svg:viewBox="0 0 2501 2001">
          <text:p/>
        </draw:connector>
        <draw:custom-shape draw:style-name="gr6" draw:text-style-name="P1" xml:id="id6" draw:id="id6" draw:layer="layout" svg:width="2cm" svg:height="1cm" svg:x="3cm" svg:y="9cm">
          <text:p text:style-name="P1"><text:span text:style-name="T1">Front left</text:span></text:p>
          <text:p text:style-name="P1"><text:span text:style-name="T1">moto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2cm" svg:height="1cm" svg:x="3cm" svg:y="17cm">
          <text:p text:style-name="P1"><text:span text:style-name="T1">Rear left</text:span></text:p>
          <text:p text:style-name="P1"><text:span text:style-name="T1">moto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0" draw:id="id10" draw:layer="layout" svg:width="2cm" svg:height="1cm" svg:x="17cm" svg:y="9cm">
          <text:p text:style-name="P1"><text:span text:style-name="T1">Front right</text:span></text:p>
          <text:p text:style-name="P1"><text:span text:style-name="T1">moto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3" draw:id="id13" draw:layer="layout" svg:width="2cm" svg:height="1cm" svg:x="17cm" svg:y="17cm">
          <text:p text:style-name="P1"><text:span text:style-name="T1">Rear right</text:span></text:p>
          <text:p text:style-name="P1"><text:span text:style-name="T1">motor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7" draw:id="id7" draw:layer="layout" svg:width="1.5cm" svg:height="1cm" svg:x="6.5cm" svg:y="9cm">
          <text:p text:style-name="P1"><text:span text:style-name="T1">BLDC</text:span></text:p>
          <text:p text:style-name="P1"><text:span text:style-name="T1">#10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8" draw:id="id8" draw:layer="layout" svg:width="1.5cm" svg:height="1cm" svg:x="6.5cm" svg:y="17cm">
          <text:p text:style-name="P1"><text:span text:style-name="T1">BLDC</text:span></text:p>
          <text:p text:style-name="P1"><text:span text:style-name="T1">#1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1" draw:id="id11" draw:layer="layout" svg:width="1.5cm" svg:height="1cm" svg:x="14cm" svg:y="9cm">
          <text:p text:style-name="P1"><text:span text:style-name="T1">BLDC</text:span></text:p>
          <text:p text:style-name="P1"><text:span text:style-name="T1">#1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2" draw:id="id12" draw:layer="layout" svg:width="1.5cm" svg:height="1cm" svg:x="14cm" svg:y="17cm">
          <text:p text:style-name="P1"><text:span text:style-name="T1">BLDC</text:span></text:p>
          <text:p text:style-name="P1"><text:span text:style-name="T1">#1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9" draw:id="id19" draw:layer="layout" svg:width="2cm" svg:height="1cm" svg:x="16cm" svg:y="11cm">
          <text:p text:style-name="P1"><text:span text:style-name="T1">G</text:span><text:span text:style-name="T1">P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21" draw:id="id21" draw:layer="layout" svg:width="2cm" svg:height="1cm" svg:x="16cm" svg:y="13cm">
          <text:p text:style-name="P1"><text:span text:style-name="T1">Lida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2" draw:id="id22" draw:layer="layout" svg:width="2cm" svg:height="1cm" svg:x="16cm" svg:y="15cm">
          <text:p text:style-name="P4"><text:span text:style-name="T2">Accelerometer</text:span></text:p>
          <text:p text:style-name="P4"><text:span text:style-name="T2">&amp; compass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5" draw:id="id15" draw:layer="layout" svg:width="2cm" svg:height="1cm" svg:x="4cm" svg:y="11cm">
          <text:p text:style-name="P1"><text:span text:style-name="T1">Battery</text:span></text:p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7" draw:id="id17" draw:layer="layout" svg:width="2cm" svg:height="1cm" svg:x="4cm" svg:y="13cm">
          <text:p text:style-name="P1"><text:span text:style-name="T1">Telemet</text:span><text:span text:style-name="T1">ry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8" draw:id="id18" draw:layer="layout" svg:width="2cm" svg:height="1cm" svg:x="4cm" svg:y="15cm">
          <text:p text:style-name="P1"><text:span text:style-name="T1">Local </text:span></text:p>
          <text:p text:style-name="P1"><text:span text:style-name="T1">contacts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cm" svg:height="2cm" svg:x="9.5cm" svg:y="18cm">
          <text:p text:style-name="P1"><text:span text:style-name="T1">Battery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5cm" svg:y1="9.5cm" svg:x2="6.5cm" svg:y2="9.5cm" draw:start-shape="id6" draw:start-glue-point="1" draw:end-shape="id7" draw:end-glue-point="3" svg:d="M5000 9500h1500" svg:viewBox="0 0 1501 1">
          <text:p/>
        </draw:connector>
        <draw:connector draw:style-name="gr5" draw:text-style-name="P3" draw:layer="layout" svg:x1="6.5cm" svg:y1="17.5cm" svg:x2="5cm" svg:y2="17.5cm" draw:start-shape="id8" draw:start-glue-point="3" draw:end-shape="id9" draw:end-glue-point="1" svg:d="M6500 17500h-1500" svg:viewBox="0 0 1501 1">
          <text:p/>
        </draw:connector>
        <draw:connector draw:style-name="gr5" draw:text-style-name="P3" draw:layer="layout" svg:x1="17cm" svg:y1="9.5cm" svg:x2="15.5cm" svg:y2="9.5cm" draw:start-shape="id10" draw:start-glue-point="3" draw:end-shape="id11" draw:end-glue-point="1" svg:d="M17000 9500h-1500" svg:viewBox="0 0 1501 1">
          <text:p/>
        </draw:connector>
        <draw:connector draw:style-name="gr5" draw:text-style-name="P3" draw:layer="layout" svg:x1="15.5cm" svg:y1="17.5cm" svg:x2="17cm" svg:y2="17.5cm" draw:start-shape="id12" draw:start-glue-point="1" draw:end-shape="id13" draw:end-glue-point="3" svg:d="M15500 17500h1500" svg:viewBox="0 0 1501 1">
          <text:p/>
        </draw:connector>
        <draw:connector draw:style-name="gr9" draw:text-style-name="P4" xml:id="id16" draw:id="id16" draw:layer="layout" svg:x1="8cm" svg:y1="9.5cm" svg:x2="8cm" svg:y2="17.5cm" draw:start-shape="id7" draw:start-glue-point="1" draw:end-shape="id8" svg:d="M8000 9500h501v8000h-501" svg:viewBox="0 0 502 8001">
          <text:p text:style-name="P4"><text:span text:style-name="T2">CAN bus</text:span></text:p>
        </draw:connector>
        <draw:connector draw:style-name="gr10" draw:text-style-name="P5" xml:id="id20" draw:id="id20" draw:layer="layout" svg:x1="14cm" svg:y1="9.5cm" svg:x2="14cm" svg:y2="17.5cm" draw:start-shape="id11" draw:start-glue-point="3" draw:end-shape="id12" svg:d="M14000 9500h-501v8000h501" svg:viewBox="0 0 502 8001">
          <text:p/>
        </draw:connector>
        <draw:connector draw:style-name="gr10" draw:text-style-name="P5" xml:id="id14" draw:id="id14" draw:layer="layout" svg:x1="8cm" svg:y1="17.5cm" svg:x2="14cm" svg:y2="17.5cm" draw:start-shape="id8" draw:end-shape="id12" draw:end-glue-point="3" svg:d="M8000 17500h6000" svg:viewBox="0 0 6001 1">
          <text:p/>
        </draw:connector>
        <draw:connector draw:style-name="gr10" draw:text-style-name="P5" draw:layer="layout" svg:x1="11cm" svg:y1="17.5cm" svg:x2="11cm" svg:y2="16cm" draw:start-shape="id14" draw:start-glue-point="0" draw:end-shape="id1" draw:end-glue-point="2" svg:d="M11000 17500v-1500" svg:viewBox="0 0 1 1501">
          <text:p/>
        </draw:connector>
        <draw:connector draw:style-name="gr10" draw:text-style-name="P5" draw:layer="layout" draw:line-skew="0cm 2.501cm -0.87cm" svg:x1="6cm" svg:y1="11.5cm" svg:x2="8.501cm" svg:y2="13.5cm" draw:start-shape="id15" draw:start-glue-point="1" draw:end-shape="id16" draw:end-glue-point="0" svg:d="M6000 11500h815 1685v2000h1" svg:viewBox="0 0 2502 2001">
          <text:p/>
        </draw:connector>
        <draw:connector draw:style-name="gr10" draw:text-style-name="P5" draw:layer="layout" draw:line-skew="0cm -4.501cm -0.97cm" svg:x1="6cm" svg:y1="13.5cm" svg:x2="8.501cm" svg:y2="13.5cm" draw:start-shape="id17" draw:start-glue-point="1" draw:end-shape="id16" draw:end-glue-point="0" svg:d="M6000 13500h815 1585 101" svg:viewBox="0 0 2502 1">
          <text:p/>
        </draw:connector>
        <draw:connector draw:style-name="gr10" draw:text-style-name="P5" draw:layer="layout" draw:line-skew="0cm -2.501cm -0.87cm" svg:x1="6cm" svg:y1="15.5cm" svg:x2="8.501cm" svg:y2="13.5cm" draw:start-shape="id18" draw:start-glue-point="1" draw:end-shape="id16" draw:end-glue-point="0" svg:d="M6000 15500h815 1685v-2000h1" svg:viewBox="0 0 2502 2001">
          <text:p/>
        </draw:connector>
        <draw:connector draw:style-name="gr10" draw:text-style-name="P5" draw:layer="layout" draw:line-skew="0cm 2.501cm 0.502cm" svg:x1="16cm" svg:y1="11.5cm" svg:x2="13.499cm" svg:y2="13.5cm" draw:start-shape="id19" draw:start-glue-point="3" draw:end-shape="id20" draw:end-glue-point="0" svg:d="M16000 11500h-1000-1500v2000h-1" svg:viewBox="0 0 2502 2001">
          <text:p/>
        </draw:connector>
        <draw:connector draw:style-name="gr10" draw:text-style-name="P5" draw:layer="layout" draw:line-skew="0cm -4.501cm 0.502cm" svg:x1="16cm" svg:y1="13.5cm" svg:x2="13.499cm" svg:y2="13.5cm" draw:start-shape="id21" draw:start-glue-point="3" draw:end-shape="id20" draw:end-glue-point="0" svg:d="M16000 13500h-1000-1500-1" svg:viewBox="0 0 2502 1">
          <text:p/>
        </draw:connector>
        <draw:connector draw:style-name="gr10" draw:text-style-name="P5" draw:layer="layout" draw:line-skew="0cm -2.501cm 0.502cm" svg:x1="16cm" svg:y1="15.5cm" svg:x2="13.499cm" svg:y2="13.5cm" draw:start-shape="id22" draw:start-glue-point="3" draw:end-shape="id20" draw:end-glue-point="0" svg:d="M16000 15500h-1019-1481v-2000h-1" svg:viewBox="0 0 2502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3T17:52:46.820432772</meta:creation-date>
    <meta:generator>LibreOffice/5.1.6.2$Linux_X86_64 LibreOffice_project/10m0$Build-2</meta:generator>
    <dc:date>2018-04-26T14:10:21.026237470</dc:date>
    <meta:editing-duration>PT2H47M13S</meta:editing-duration>
    <meta:editing-cycles>22</meta:editing-cycles>
    <meta:document-statistic meta:object-count="39"/>
  </office:meta>
</office:document-meta>
</file>